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1327" officeooo:paragraph-rsid="00011327"/>
    </style:style>
    <style:style style:name="P2" style:family="paragraph" style:parent-style-name="Standard">
      <style:paragraph-properties fo:text-align="start" style:justify-single-word="false"/>
      <style:text-properties officeooo:rsid="00011327" officeooo:paragraph-rsid="00011327"/>
    </style:style>
    <style:style style:name="P3" style:family="paragraph" style:parent-style-name="Standard">
      <style:paragraph-properties fo:text-align="start" style:justify-single-word="false"/>
      <style:text-properties officeooo:rsid="00011327" officeooo:paragraph-rsid="0002ced9"/>
    </style:style>
    <style:style style:name="P4" style:family="paragraph" style:parent-style-name="Standard">
      <style:paragraph-properties fo:text-align="center" style:justify-single-word="false"/>
      <style:text-properties fo:font-size="16pt" officeooo:rsid="00011327" officeooo:paragraph-rsid="0001132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02ced9" officeooo:paragraph-rsid="0002ced9"/>
    </style:style>
    <style:style style:name="P6" style:family="paragraph" style:parent-style-name="Text_20_body">
      <style:paragraph-properties fo:text-align="start" style:justify-single-word="false"/>
      <style:text-properties officeooo:rsid="0006f9e1" officeooo:paragraph-rsid="0006f9e1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11327" officeooo:paragraph-rsid="0002ced9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2ced9" officeooo:paragraph-rsid="0002ced9"/>
    </style:style>
    <style:style style:name="P9" style:family="paragraph" style:parent-style-name="Standard">
      <style:paragraph-properties fo:text-align="start" style:justify-single-word="false"/>
      <style:text-properties officeooo:rsid="0002ced9" officeooo:paragraph-rsid="00011327"/>
    </style:style>
    <style:style style:name="P10" style:family="paragraph" style:parent-style-name="Standard">
      <style:paragraph-properties fo:text-align="start" style:justify-single-word="false"/>
      <style:text-properties officeooo:rsid="00011327" officeooo:paragraph-rsid="0002ced9"/>
    </style:style>
    <style:style style:name="P11" style:family="paragraph" style:parent-style-name="Standard">
      <style:paragraph-properties fo:text-align="start" style:justify-single-word="false"/>
      <style:text-properties officeooo:rsid="0006f9e1" officeooo:paragraph-rsid="0006f9e1"/>
    </style:style>
    <style:style style:name="T1" style:family="text">
      <style:text-properties officeooo:rsid="0002ced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ced9" style:font-weight-asian="bold" style:font-weight-complex="bold"/>
    </style:style>
    <style:style style:name="T5" style:family="text">
      <style:text-properties fo:font-weight="bold" officeooo:rsid="00055cdd" style:font-weight-asian="bold" style:font-weight-complex="bold"/>
    </style:style>
    <style:style style:name="T6" style:family="text">
      <style:text-properties officeooo:rsid="0002d995"/>
    </style:style>
    <style:style style:name="T7" style:family="text">
      <style:text-properties officeooo:rsid="00040065"/>
    </style:style>
    <style:style style:name="T8" style:family="text">
      <style:text-properties fo:font-weight="normal" officeooo:rsid="00055cd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HACKATHON ‘PLAYER AUDIO’</text:p>
      <text:p text:style-name="P1">VEILLE TECHNOLOGIQUE</text:p>
      <text:p text:style-name="P1">Manuel Durand</text:p>
      <text:p text:style-name="P1"/>
      <text:p text:style-name="P1"/>
      <text:p text:style-name="P2">La réalisation de ce lecteur audio s’est faite de A à Z, conception graphique, storyboard et codage HTML, CSS et JavaScript.</text:p>
      <text:p text:style-name="P2"/>
      <text:p text:style-name="P2">Pour la conception, la demande étant de faire un lecteur original, je me suis appuyé sur le design d’un site qui présente une entreprise du secteur numérique éco-responsable, au design minimaliste :</text:p>
      <text:p text:style-name="P2"><text:s/><text:a xlink:type="simple" xlink:href="http://www.iocean.fr/" text:style-name="Internet_20_link" text:visited-style-name="Visited_20_Internet_20_Link">www.iocean.fr</text:a></text:p>
      <text:p text:style-name="P2"/>
      <text:p text:style-name="P2">Pour la partie codage en JavaScript, plusieurs concepts me manquaient : connaissant la balise HTML &lt;audio&gt;, je ne savais pas comment charger plusieurs morceaux de musique, je me doutais cependant qu’il n’était pas nécessaire de créer plusieurs balises &lt;audio&gt; mais plutôt d’utiliser un tableau d’objets afin de pouvoir les appeler et les lire. <text:span text:style-name="T6">Ensuite je ne savais pas comment reconstruire le style d’un bouton de type « range », qui permet par exemple de changer le volume de sortie audio.</text:span></text:p>
      <text:p text:style-name="P2"/>
      <text:p text:style-name="P2"><text:tab/>Une recherche internet «coder un player audio avec JavaScript» m’a permis de découvrir un tutoriel simple que j’ai pu ensuite adapter à mon modèle. </text:p>
      <text:p text:style-name="P2"/>
      <text:p text:style-name="P2"><text:tab/>Source<text:span text:style-name="T1">s</text:span> principale<text:span text:style-name="T1">s</text:span> : - <text:s/><text:a xlink:type="simple" xlink:href="https://www.youtube.com/watch?v=BzB0Jxu_xJQ" text:style-name="Internet_20_link" text:visited-style-name="Visited_20_Internet_20_Link">https://www.youtube.com/watch?v=BzB0Jxu_xJQ</text:a></text:p>
      <text:p text:style-name="P3"><text:tab/><text:tab/><text:tab/><text:tab/><text:tab/><text:span text:style-name="T2">Auteur : la minute de Code.</text:span></text:p>
      <text:p text:style-name="P7"/>
      <text:p text:style-name="P3"><text:tab/><text:tab/><text:tab/><text:tab/>- <text:span text:style-name="T1">mdm webdocs : API HTMLMediaElement</text:span></text:p>
      <text:p text:style-name="P3"><text:line-break/><text:span text:style-name="T3">Etape 1</text:span> : en HTML créer « l’interface » contenant la balise &lt;audio&gt; et les contrôleurs <text:span text:style-name="T1">(boutons)</text:span> permettant de commander la lecture, la balise &lt;audio&gt; sera ensuite cachée (display : none).</text:p>
      <text:p text:style-name="P3"/>
      <text:p text:style-name="P2"><text:span text:style-name="T3">Etape 2</text:span> : JavaScript : </text:p>
      <text:p text:style-name="P2"><text:tab/>Créer un tableau d’objets contenant les morceaux à lire.</text:p>
      <text:p text:style-name="P2">Chaque objet contient les propriétés src, (source),et nom.</text:p>
      <text:p text:style-name="P2">Grâce à l’API HTMLMediaElement, le lecteur audio peut être contrôlé avec JavaScript.</text:p>
      <text:p text:style-name="P2">Pour cela, nous disposons de deux méthodes : </text:p>
      <text:p text:style-name="P2"><text:tab/>- « play() » lance la lecture de la source audio</text:p>
      <text:p text:style-name="P2"><text:tab/>- « pause() » met la lecture en pause.</text:p>
      <text:p text:style-name="P2"><text:span text:style-name="T3">NB</text:span> : Il n’y a pas de méthode stop, pour faire cela nous devons donc utiliser la méthode pause et remettre le « compteur » de lecture à zéro grâce à la propriété « currentTime ».</text:p>
      <text:p text:style-name="P2"/>
      <text:p text:style-name="P2"><text:span text:style-name="T3">Etape 3</text:span> : Indiquer la source à lire. </text:p>
      <text:p text:style-name="P2"/>
      <text:p text:style-name="P2">Puisque nous avons créé un tableau, il faut sélectionner la source à lire. Nous commençons donc par un index i à 0 en spécifiant la source avec le code audio.src = tableau[i].src. <text:span text:style-name="T1">Le premier morceau du tableau est sélectionné.</text:span></text:p>
      <text:p text:style-name="P3"><text:span text:style-name="T1">L’index </text:span>nous permet donc de commander la navigation dans le tableau et ainsi de choisir différentes sources audio. <text:span text:style-name="T1">Pour cela il faut mettre en place l’écoute d’un événement ‘clic’ sur un bouton « suivant » ou « retour » par exemple et incrémenter ou décrémenter l’index pour charger le morceau voulu. </text:span></text:p>
      <text:p text:style-name="P3"><text:soft-page-break/><text:span text:style-name="T4"/></text:p>
      <text:p text:style-name="P3"><text:span text:style-name="T4">Important à mettre en place</text:span><text:span text:style-name="T1"> pour la navigation dans le tableau : la condition surveillant la longueur du tableau pour remettre l’index à zéro s’il dépasse une des bornes.</text:span></text:p>
      <text:p text:style-name="P9"/>
      <text:p text:style-name="P5"><text:span text:style-name="T6">Concernant les prop</text:span><text:span text:style-name="T7">r</text:span><text:span text:style-name="T6">iétés dont j’ai eu besoin et que j’ai</text:span> utilisées dans mon programme : </text:p>
      <text:p text:style-name="P5"/>
      <text:p text:style-name="P5">- <text:span text:style-name="T3">currentTime</text:span> : spécifie le temps actuel de la lecture du média en secondes</text:p>
      <text:p text:style-name="P5"/>
      <text:p text:style-name="P5">- <text:span text:style-name="T3">duration</text:span> : permet de déterminer la durée en secondes du média, et ainsi par exemple de calculer et afficher le temps passé et restant</text:p>
      <text:p text:style-name="P5"/>
      <text:p text:style-name="P5">- <text:span text:style-name="T3">ended</text:span> : permet de savoir si la lecture est terminée, et ainsi de passer par exemple au morceau suivant dans le tableau.</text:p>
      <text:p text:style-name="P5"><text:s/></text:p>
      <text:p text:style-name="P5">- <text:span text:style-name="T5">volume : </text:span><text:span text:style-name="T8">permet de paramétrer le volume de lecture, couplé à un événement sur l’entrée type « range » en HTML.</text:span></text:p>
      <text:p text:style-name="P5"/>
      <text:p text:style-name="P5">Pour les besoins de mon programme, j’ai rajouté des propriétés dans mon tableau d’objets, notamment le nom d’artiste et surtout la durée, (propriété « duration ») qui me permet de calculer et afficher le temps passé et restant.</text:p>
      <text:p text:style-name="P5"/>
      <text:p text:style-name="P5">Pour les besoins de ce programme j’ai dû aussi rechercher une méthode pour changer le style des « input type range ».<text:line-break/>Pour cela le site <text:a xlink:type="simple" xlink:href="http://www.cssportal.com/" text:style-name="Internet_20_link" text:visited-style-name="Visited_20_Internet_20_Link">www.cssportal.com</text:a> m’a été utile : </text:p>
      <text:p text:style-name="P5"/>
      <text:p text:style-name="P5"><text:span text:style-name="T6">J’ai</text:span> utilis<text:span text:style-name="T6">é</text:span> la règle CSS -webkit-appearance : none ; cela permet dans un premier temps de ne pas afficher la version du navigateur.<text:line-break/>Ensuite il y a différentes propriétés en fonction des navigateur<text:span text:style-name="T6">s</text:span>. </text:p>
      <text:p text:style-name="P5">J’ai utilisé -moz-range-track et -moz-range-thumb pour avoir une compatibilité avec Firefox.</text:p>
      <text:p text:style-name="P11">Pour connaître les différentes propriétés à utiliser en fonction des navigateurs, j’ai trouvé les informations complémentaires sur le site <text:a xlink:type="simple" xlink:href="https://nikitahl.com/style-range-input-css" text:style-name="Internet_20_link" text:visited-style-name="Visited_20_Internet_20_Link">https://nikitahl.com/style-range-input-css</text:a> : </text:p>
      <text:p text:style-name="P11"/>
      <text:p text:style-name="P11"><text:span text:style-name="T2">En anglais </text:span>: la partie de ce type d’entrée se décompose en piste et « pouce » (le « bouton »)</text:p>
      <text:p text:style-name="P11">En utilisant ces 3 propriétés on on sûr d’avoir la compatibilité avec tous les navigateurs</text:p>
      <text:p text:style-name="P11"/>
      <text:p text:style-name="P6">The range input widget consists of two parts the <text:span text:style-name="Strong_20_Emphasis">thumb</text:span> and the <text:span text:style-name="Strong_20_Emphasis">track</text:span>. Each one of these parts has its own pseudo-class selector for styling with a vendor suffix for cross-browser support.</text:p>
      <text:p text:style-name="Text_20_body"><text:span text:style-name="Strong_20_Emphasis">Thumb</text:span>:</text:p>
      <text:p text:style-name="Text_20_body"><text:span text:style-name="Source_20_Text">input[type=”range”]::-webkit-slider-thumb</text:span></text:p>
      <text:p text:style-name="Text_20_body"><text:span text:style-name="Source_20_Text">input[type=”range”]::-moz-range-thumb</text:span></text:p>
      <text:p text:style-name="Text_20_body"><text:span text:style-name="Source_20_Text">input[type=”range”]::-ms-thumb</text:span></text:p>
      <text:p text:style-name="Text_20_body"><text:span text:style-name="Strong_20_Emphasis">Track</text:span>:</text:p>
      <text:p text:style-name="Text_20_body"><text:span text:style-name="Source_20_Text">input[type=”range”]::-webkit-slider-runnable-track</text:span></text:p>
      <text:p text:style-name="Text_20_body"><text:span text:style-name="Source_20_Text">input[type=”range”]::-moz-range-track</text:span></text:p>
      <text:p text:style-name="Text_20_body"><text:soft-page-break/><text:span text:style-name="Source_20_Text">input[type=”range”]::-ms-track</text:span></text:p>
      <text:p text:style-name="P11"/>
      <text:p text:style-name="P5"/>
      <text:p text:style-name="P5"/>
      <text:p text:style-name="P5"/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14:22:55.815000000</meta:creation-date>
    <dc:date>2022-12-22T21:08:45.963000000</dc:date>
    <meta:editing-duration>PT6H43M3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47" meta:word-count="747" meta:character-count="4642" meta:non-whitespace-character-count="3912"/>
  </office:meta>
</office:document-meta>
</file>